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draw:frame text:anchor-type="as-char" svg:width="169.86mm" svg:height="67.20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2"><text:span text:style-name="T2">College of Engineering, Design and Physical Science</text:span></text:p>
      <text:p text:style-name="P2"><text:span text:style-name="T2">Electronic and Computer Engineering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4">Assignment</text:span></text:p>
      <text:p text:style-name="P4"><text:span text:style-name="T4">Computer Networks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6">Distributed Computing Systems Engineering Msc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8">Author:</text:span><text:span text:style-name="T9"><text:s/>Christoph Gschrey</text:span></text:p>
      <text:p text:style-name="P5"><text:span text:style-name="T10"/></text:p>
      <text:p text:style-name="P5"><text:span text:style-name="T11">Lab-Partner:</text:span><text:span text:style-name="T12"><text:s/>Antonio Parotta</text:span></text:p>
      <text:p text:style-name="P5"><text:span text:style-name="T13"/></text:p>
      <text:p text:style-name="P5"><text:span text:style-name="T14">Date:</text:span><text:span text:style-name="T15"><text:s/>17. November 2017</text:span></text:p>
      <text:p text:style-name="P5"><text:span text:style-name="T16"/></text:p>
      <text:p text:style-name="P5"><text:span text:style-name="T17">Supervisor:</text:span><text:span text:style-name="T18"><text:s/>Prof. Dr. Martin Zieher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